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i>a</mi>
            <mo stretchy="false">)</mo>
            <mo stretchy="false">{</mo>
            <mi mathvariant="italic">picard</mi>
            <mrow>
              <mo stretchy="false">}</mo>
              <mo stretchy="false">→</mo>
              <mi mathvariant="italic">foaf</mi>
            </mrow>
            <mi mathvariant="normal">:</mi>
            <mi mathvariant="italic">Person</mi>
          </mrow>
        </mtd>
      </mtr>
      <mtr>
        <mtd>
          <mrow>
            <mo stretchy="false">{</mo>
            <mi mathvariant="italic">williamRiker</mi>
            <mrow>
              <mo stretchy="false">}</mo>
              <mo stretchy="false">→</mo>
              <mi mathvariant="italic">foaf</mi>
            </mrow>
            <mi mathvariant="normal">:</mi>
            <mi mathvariant="italic">Person</mi>
          </mrow>
        </mtd>
      </mtr>
      <mtr>
        <mtd>
          <mrow>
            <mo stretchy="false">{</mo>
            <mi mathvariant="italic">kyleRiker</mi>
            <mrow>
              <mo stretchy="false">}</mo>
              <mo stretchy="false">→</mo>
              <mi mathvariant="italic">foaf</mi>
            </mrow>
            <mi mathvariant="normal">:</mi>
            <mi mathvariant="italic">Person</mi>
          </mrow>
        </mtd>
      </mtr>
      <mtr>
        <mtd>
          <mrow>
            <mo stretchy="false">{</mo>
            <mi mathvariant="italic">bettyRicker</mi>
            <mrow>
              <mo stretchy="false">}</mo>
              <mo stretchy="false">→</mo>
              <mi mathvariant="italic">foaf</mi>
            </mrow>
            <mi mathvariant="normal">:</mi>
            <mi mathvariant="italic">Person</mi>
          </mrow>
        </mtd>
      </mtr>
      <mtr>
        <mtd>
          <mrow>
            <mo stretchy="false">{</mo>
            <mi mathvariant="italic">deannaTroi</mi>
            <mrow>
              <mo stretchy="false">}</mo>
              <mo stretchy="false">→</mo>
              <mi mathvariant="italic">foaf</mi>
            </mrow>
            <mi mathvariant="normal">:</mi>
            <mi mathvariant="italic">Person</mi>
          </mrow>
        </mtd>
      </mtr>
      <mtr>
        <mtd>
          <mrow/>
        </mtd>
      </mtr>
      <mtr>
        <mtd>
          <mrow>
            <mo stretchy="false">{</mo>
            <mi mathvariant="italic">picardEnrollment</mi>
            <mrow>
              <mo stretchy="false">}</mo>
              <mo stretchy="false">→</mo>
              <mi mathvariant="italic">bio</mi>
            </mrow>
            <mi mathvariant="normal">:</mi>
            <mi mathvariant="italic">Enrollment</mi>
          </mrow>
        </mtd>
      </mtr>
      <mtr>
        <mtd>
          <mrow/>
        </mtd>
      </mtr>
      <mtr>
        <mtd>
          <mrow>
            <mo stretchy="false">{</mo>
            <mi mathvariant="italic">williamRikerBirth</mi>
            <mrow>
              <mo stretchy="false">}</mo>
              <mo stretchy="false">→</mo>
              <mi mathvariant="italic">bio</mi>
            </mrow>
            <mi mathvariant="normal">:</mi>
            <mi mathvariant="italic">Birth</mi>
          </mrow>
        </mtd>
      </mtr>
      <mtr>
        <mtd>
          <mrow/>
        </mtd>
      </mtr>
      <mtr>
        <mtd>
          <mrow>
            <mo stretchy="false">{</mo>
            <mi mathvariant="italic">starfleet</mi>
            <mrow>
              <mo stretchy="false">}</mo>
              <mo stretchy="false">→</mo>
              <mi mathvariant="italic">foaf</mi>
            </mrow>
            <mi mathvariant="normal">:</mi>
            <mi mathvariant="italic">Organization</mi>
          </mrow>
        </mtd>
      </mtr>
      <mtr>
        <mtd>
          <mrow/>
        </mtd>
      </mtr>
      <mtr>
        <mtd>
          <mrow>
            <mo stretchy="false">∃</mo>
            <mi mathvariant="italic">sf</mi>
            <mi mathvariant="normal">:</mi>
            <mrow>
              <mi mathvariant="italic">knows</mi>
              <mo stretchy="false">→</mo>
              <mi mathvariant="italic">foaf</mi>
            </mrow>
            <mi mathvariant="normal">:</mi>
            <mi mathvariant="italic">Person</mi>
          </mrow>
        </mtd>
      </mtr>
      <mtr>
        <mtd>
          <mrow>
            <mrow>
              <mi mathvariant="normal">⊤</mi>
              <mo stretchy="false">→</mo>
              <mo stretchy="false">∀</mo>
            </mrow>
            <mi mathvariant="italic">sf</mi>
            <mi mathvariant="normal">:</mi>
            <mi mathvariant="italic">knows</mi>
            <mrow>
              <mo fence="true" stretchy="false">(</mo>
              <mrow>
                <mrow>
                  <mi mathvariant="italic">rdfs</mi>
                  <mi mathvariant="normal">:</mi>
                  <mi mathvariant="italic">Resource</mi>
                </mrow>
              </mrow>
              <mo fence="true" stretchy="false">)</mo>
            </mrow>
          </mrow>
        </mtd>
      </mtr>
      <mtr>
        <mtd>
          <mrow/>
        </mtd>
      </mtr>
      <mtr>
        <mtd>
          <mrow>
            <mo stretchy="false">{</mo>
            <mi mathvariant="italic">dienstnummer</mi>
            <mrow>
              <mo stretchy="false">}</mo>
              <mo stretchy="false">→</mo>
              <mi mathvariant="italic">rdf</mi>
            </mrow>
            <mi mathvariant="normal">:</mi>
            <mi mathvariant="italic">Property</mi>
          </mrow>
        </mtd>
      </mtr>
      <mtr>
        <mtd>
          <mrow>
            <mo stretchy="false">∃</mo>
            <mi mathvariant="italic">sf</mi>
            <mi mathvariant="normal">:</mi>
            <mrow>
              <mi mathvariant="italic">knows</mi>
              <mo stretchy="false">→</mo>
              <mi mathvariant="italic">foaf</mi>
            </mrow>
            <mi mathvariant="normal">:</mi>
            <mi mathvariant="italic">Person</mi>
          </mrow>
        </mtd>
      </mtr>
      <mtr>
        <mtd>
          <mrow>
            <mi mathvariant="italic">sf</mi>
            <mi mathvariant="normal">:</mi>
            <mrow>
              <mi mathvariant="italic">Dienstnummer</mi>
              <mo stretchy="false">→</mo>
              <mi mathvariant="italic">sf</mi>
            </mrow>
            <mi mathvariant="normal">:</mi>
            <mi mathvariant="italic">knows</mi>
          </mrow>
        </mtd>
      </mtr>
      <mtr>
        <mtd>
          <mrow/>
        </mtd>
      </mtr>
      <mtr>
        <mtd>
          <mrow>
            <mi>c</mi>
            <mo stretchy="false">)</mo>
            <mrow/>
            <mi mathvariant="italic">foaf</mi>
            <mi mathvariant="normal">:</mi>
            <mrow>
              <mi mathvariant="italic">Person</mi>
              <mo stretchy="false">∩</mo>
              <mi mathvariant="italic">bio</mi>
            </mrow>
            <mi mathvariant="normal">:</mi>
            <mrow>
              <mi mathvariant="italic">Birth</mi>
              <mo stretchy="false">→</mo>
              <mi mathvariant="normal">⊥</mi>
            </mrow>
          </mrow>
        </mtd>
      </mtr>
      <mtr>
        <mtd>
          <mrow>
            <mrow>
              <mi>g</mi>
              <mo stretchy="false">+</mo>
              <mi>d</mi>
            </mrow>
            <mo stretchy="false">)</mo>
            <mrow>
              <mi mathvariant="normal">⊤</mi>
              <mo stretchy="false">→</mo>
              <mrow>
                <mo stretchy="false">¬</mo>
                <mo stretchy="false">∃</mo>
              </mrow>
            </mrow>
            <mi mathvariant="italic">bio</mi>
            <mi mathvariant="normal">:</mi>
            <mi mathvariant="italic">father</mi>
            <mi>.</mi>
            <mi mathvariant="italic">Self</mi>
          </mrow>
        </mtd>
      </mtr>
      <mtr>
        <mtd>
          <mrow>
            <mi>e</mi>
            <mo stretchy="false">)</mo>
            <mo stretchy="false">∀</mo>
            <mi mathvariant="italic">foaf</mi>
            <mi mathvariant="normal">:</mi>
            <mi mathvariant="italic">member</mi>
            <mrow>
              <mrow>
                <mo fence="true" stretchy="false">(</mo>
                <mrow>
                  <mrow>
                    <mi mathvariant="italic">sf</mi>
                    <mi mathvariant="normal">:</mi>
                    <mi mathvariant="italic">Starfleet</mi>
                  </mrow>
                </mrow>
                <mo fence="true" stretchy="false">)</mo>
              </mrow>
              <mo stretchy="false">→</mo>
              <mi mathvariant="italic">foaf</mi>
            </mrow>
            <mi mathvariant="normal">:</mi>
            <mi mathvariant="italic">Person</mi>
          </mrow>
        </mtd>
      </mtr>
      <mtr>
        <mtd>
          <mrow>
            <mi>f</mi>
            <mo stretchy="false">)</mo>
            <mi mathvariant="italic">foaf</mi>
            <mi mathvariant="normal">:</mi>
            <mrow>
              <mi mathvariant="italic">Person</mi>
              <mo stretchy="false">→</mo>
              <mi mathvariant="normal">≤</mi>
            </mrow>
            <mn>1</mn>
            <mi mathvariant="italic">bio</mi>
            <mi mathvariant="normal">:</mi>
            <mi mathvariant="italic">partner</mi>
          </mrow>
        </mtd>
      </mtr>
      <mtr>
        <mtd>
          <mrow>
            <mi>h</mi>
            <mo stretchy="false">)</mo>
            <mi mathvariant="italic">foaf</mi>
            <mi mathvariant="normal">:</mi>
            <mi mathvariant="italic">member</mi>
            <mrow>
              <mrow>
                <mo fence="true" stretchy="false">(</mo>
                <mrow>
                  <mrow>
                    <mi mathvariant="italic">sf</mi>
                    <mi mathvariant="normal">:</mi>
                    <mi mathvariant="italic">Starfleet</mi>
                  </mrow>
                </mrow>
                <mo fence="true" stretchy="false">)</mo>
              </mrow>
              <mo stretchy="false">→</mo>
              <mo stretchy="false">{</mo>
            </mrow>
            <mi mathvariant="italic">riker</mi>
            <mi>,</mi>
            <mi mathvariant="italic">picard</mi>
            <mo stretchy="false">}</mo>
          </mrow>
        </mtd>
      </mtr>
      <mtr>
        <mtd>
          <mrow>
            <mi>h</mi>
            <mo stretchy="false">)</mo>
            <mrow>
              <mi mathvariant="italic">StarfleetMember</mi>
              <mo stretchy="false">→</mo>
              <mrow>
                <mi mathvariant="italic">Person</mi>
                <mo stretchy="false">∩</mo>
                <mi mathvariant="italic">foaf</mi>
              </mrow>
            </mrow>
            <mi mathvariant="normal">:</mi>
            <mi mathvariant="italic">member</mi>
            <mrow>
              <mo fence="true" stretchy="false">(</mo>
              <mrow>
                <mrow>
                  <mi mathvariant="italic">sf</mi>
                  <mi mathvariant="normal">:</mi>
                  <mi mathvariant="italic">Starfleet</mi>
                </mrow>
              </mrow>
              <mo fence="true" stretchy="false">)</mo>
            </mrow>
          </mrow>
        </mtd>
      </mtr>
    </mtable>
    <annotation encoding="StarMath 5.0">a\) 
\{ picard \} toward foaf:Person newline
\{ williamRiker \} toward foaf:Person newline
\{ kyleRiker \} toward foaf:Person newline
\{ bettyRicker \} toward foaf:Person newline
\{ deannaTroi \} toward foaf:Person newline newline

\{ picardEnrollment \}toward bio:Enrollment newline newline

\{ williamRikerBirth \} toward bio:Birth newline newline

\{ starfleet \} toward foaf:Organization newline newline

exists sf:knows toward foaf:Person newline
%Ux22A4 toward forall sf:knows(rdfs:Resource) newline newline

\{ dienstnummer \} toward rdf:Property newline
exists sf:knows toward foaf:Person newline
sf:Dienstnummer toward sf:knows

newline
newline

c\) {} foaf:Person intersection bio:Birth toward %Ux22A5 newline 
%% Schnittmenge zwischen Personen und Events ist Bottom (leer )

g + d\) %Ux22A4 toward neg exists bio:father.Self newline 
%% Für alle gilt man kann nicht sein eigener Vater sein

e\) forall foaf:member( sf:Starfleet) toward foaf:Person newline 
%% Alle Member der Starfleet, für unsere Knowledgebase zutreffen, müssen Personen sein

f\)foaf:Person toward %Ux2264 1 bio:partner newline
%% Eine Person kann nur einen Partner haben       

h\)foaf:member(sf:Starfleet) toward \{ riker, picard \} newline
%% Aus dem Konzept Member der Starfleet folgt das Konzept, welches die Individuen Riker und Picard umfasst

h\)StarfleetMember toward Person intersection foaf:member(sf:Starfleet) newline
%%% aus dem Konzept StarfleetMember folgt, dass es eine Person und ein Member der Startfleet ist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9:47:32.628932248</meta:creation-date>
    <dc:date>2017-12-29T21:13:39.294328712</dc:date>
    <meta:editing-duration>PT50M56S</meta:editing-duration>
    <meta:editing-cycles>22</meta:editing-cycles>
    <meta:generator>LibreOffice/5.1.6.2$Linux_X86_64 LibreOffice_project/10m0$Build-2</meta:generator>
  </office:meta>
</office:document-meta>
</file>